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bold" officeooo:paragraph-rsid="0033c294" style:font-weight-asian="bold" style:font-weight-complex="bold"/>
    </style:style>
    <style:style style:name="P7"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paragraph-rsid="0033c294"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weight="normal" officeooo:rsid="003902f4" officeooo:paragraph-rsid="003902f4" style:font-weight-asian="normal" style:font-weight-complex="normal"/>
    </style:style>
    <style:style style:name="P10" style:family="paragraph" style:parent-style-name="Standard" style:list-style-name="L1">
      <style:paragraph-properties fo:text-align="start" style:justify-single-word="false"/>
      <style:text-properties fo:font-weight="bold" style:font-weight-asian="bold" style:font-weight-complex="bold"/>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Standard" style:list-style-name="L2">
      <style:paragraph-properties fo:text-align="start" style:justify-single-word="false"/>
      <style:text-properties fo:font-weight="normal" officeooo:rsid="003a186b" officeooo:paragraph-rsid="003a186b" style:font-weight-asian="normal" style:font-weight-complex="normal"/>
    </style:style>
    <style:style style:name="P13"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14" style:family="paragraph" style:parent-style-name="Standard" style:list-style-name="L3">
      <style:paragraph-properties fo:margin-left="0in" fo:margin-right="0in" fo:text-align="start" style:justify-single-word="false" fo:text-indent="0in" style:auto-text-indent="false"/>
      <style:text-properties fo:font-weight="normal" officeooo:paragraph-rsid="003f47d7"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05f11"/>
    </style:style>
    <style:style style:name="T4" style:family="text">
      <style:text-properties officeooo:rsid="00220b7a"/>
    </style:style>
    <style:style style:name="T5" style:family="text">
      <style:text-properties officeooo:rsid="00228995"/>
    </style:style>
    <style:style style:name="T6" style:family="text">
      <style:text-properties officeooo:rsid="00245760"/>
    </style:style>
    <style:style style:name="T7" style:family="text">
      <style:text-properties officeooo:rsid="0026091d"/>
    </style:style>
    <style:style style:name="T8" style:family="text">
      <style:text-properties officeooo:rsid="002ad239"/>
    </style:style>
    <style:style style:name="T9" style:family="text">
      <style:text-properties officeooo:rsid="002c7dc7"/>
    </style:style>
    <style:style style:name="T10" style:family="text">
      <style:text-properties officeooo:rsid="002c9f4a"/>
    </style:style>
    <style:style style:name="T11" style:family="text">
      <style:text-properties officeooo:rsid="002ccd43"/>
    </style:style>
    <style:style style:name="T12" style:family="text">
      <style:text-properties officeooo:rsid="002d2d13"/>
    </style:style>
    <style:style style:name="T13" style:family="text">
      <style:text-properties officeooo:rsid="002ea2cf"/>
    </style:style>
    <style:style style:name="T14" style:family="text">
      <style:text-properties officeooo:rsid="00306897"/>
    </style:style>
    <style:style style:name="T15" style:family="text">
      <style:text-properties officeooo:rsid="00323f44"/>
    </style:style>
    <style:style style:name="T16" style:family="text">
      <style:text-properties officeooo:rsid="0033c294"/>
    </style:style>
    <style:style style:name="T17" style:family="text">
      <style:text-properties officeooo:rsid="003705c7"/>
    </style:style>
    <style:style style:name="T18" style:family="text">
      <style:text-properties officeooo:rsid="003902f4"/>
    </style:style>
    <style:style style:name="T19" style:family="text">
      <style:text-properties officeooo:rsid="003a7311"/>
    </style:style>
    <style:style style:name="T20" style:family="text">
      <style:text-properties officeooo:rsid="003f47d7"/>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iblioteQ Administrator Guide</text:p>
      <text:p text:style-name="P1"/>
      <text:p text:style-name="P2">Introduction</text:p>
      <text:p text:style-name="P3"/>
      <text:p text:style-name="P3"><text:tab/>This document details the installation, configuration, and removal of BiblioteQ.</text:p>
      <text:p text:style-name="P2"/>
      <text:list xml:id="list1878650389" text:style-name="L1">
        <text:list-item>
          <text:p text:style-name="P10"><text:span text:style-name="T17">PostgreSQL </text:span>Database Configuration</text:p>
        </text:list-item>
      </text:list>
      <text:p text:style-name="P3"/>
      <text:p text:style-name="P5"><text:tab/>1.1 Database Configuration</text:p>
      <text:p text:style-name="P3"/>
      <text:p text:style-name="P3"><text:tab/>BiblioteQ supports PostgreSQL <text:span text:style-name="T4">8.x, 9.x, and newer</text:span>. Please follow the PostgreSQL-provided documentation for installing PostgreSQL. After installing the required PostgreSQL packages, please perform the following operations:</text:p>
      <text:list xml:id="list2917995000" text:style-name="L2">
        <text:list-item>
          <text:p text:style-name="P11">Create the xbook_db database via createdb xbook_db -E UTF8 or via the PostgreSQL-recommended <text:span text:style-name="T13">procedure</text:span>. Please note that xbook_db is only a suggestion.</text:p>
        </text:list-item>
        <text:list-item>
          <text:p text:style-name="P11">Execute createlang plpgsql -d xbook_db or the PostgreSQL-recommended <text:span text:style-name="T13">procedure</text:span> for adding a new programming language to the <text:span text:style-name="T13">xbook_db </text:span>database.</text:p>
        </text:list-item>
        <text:list-item>
          <text:p text:style-name="P11"><text:span text:style-name="T14">If desired, r</text:span>eplace all instances of the default administrator xbook_admin in postgresql_create_schema.sql file.</text:p>
        </text:list-item>
        <text:list-item>
          <text:p text:style-name="P11">Log into your PostgreSQL <text:span text:style-name="T14">xbook_db </text:span>database and load the postgresql_create_schema.sql file via \i postgresql_create_schema.sql. <text:span text:style-name="T19">While logged in, please load the unaccent extension via CREATE EXTENSION IF NOT EXISTS unaccent. You may remove the extension via the DROP EXTENSION command.</text:span></text:p>
        </text:list-item>
        <text:list-item>
          <text:p text:style-name="P12">Please remember to set a new password for the xbook_admin account.</text:p>
        </text:list-item>
      </text:list>
      <text:p text:style-name="P3"/>
      <text:p text:style-name="P2"><text:tab/>1.2 Database Updates</text:p>
      <text:p text:style-name="P3"/>
      <text:p text:style-name="P3"><text:tab/>It is sometimes necessary to update a database schema after a software update. To do so, please execute the <text:span text:style-name="T10">version-specific </text:span>SQL statements that are located in postgresql_update_schema.sql. You may also be required to execute additional steps via BiblioteQ. Please read and follow the version-specific instructions listed at <text:a xlink:type="simple" xlink:href="http://biblioteq.sourceforge.net/release_notes.html" text:style-name="Internet_20_link" text:visited-style-name="Visited_20_Internet_20_Link">http://biblioteq.sourceforge.net/</text:a><text:a xlink:type="simple" xlink:href="http://biblioteq.sourceforge.net/release_notes.html" text:style-name="Internet_20_link" text:visited-style-name="Visited_20_Internet_20_Link">release_notes.</text:a><text:a xlink:type="simple" xlink:href="http://biblioteq.sourceforge.net/release_notes.html" text:style-name="Internet_20_link" text:visited-style-name="Visited_20_Internet_20_Link">html.</text:a></text:p>
      <text:p text:style-name="P3"/>
      <text:p text:style-name="P2">2. BiblioteQ Installation</text:p>
      <text:p text:style-name="P3"/>
      <text:p text:style-name="P2"><text:tab/>2.1 OS X Installation</text:p>
      <text:p text:style-name="P3"/>
      <text:p text:style-name="P3"><text:tab/>Please copy the contents of the OS X bundle to the desired folder. <text:span text:style-name="T11">You may be required to copy biblioteq.conf to /.</text:span></text:p>
      <text:p text:style-name="P3"/>
      <text:p text:style-name="P2"><text:tab/>2.2 Unix Installation</text:p>
      <text:p text:style-name="P3"/>
      <text:p text:style-name="P3"><text:tab/>Installing BiblioteQ on platforms that lack <text:span text:style-name="T8">prepared bundles</text:span> involves several operations. First, please <text:tab/>resolve the following software prerequisites:</text:p>
      <text:list xml:id="list398368923" text:style-name="L3">
        <text:list-item>
          <text:p text:style-name="P14"><text:span text:style-name="T20">Qt 5.x must be installed. </text:span><text:span text:style-name="T3">Qt 4.7.4 </text:span><text:span text:style-name="T20">and Qt 4.8.x are not </text:span><text:span text:style-name="T3">supported. </text:span>Please download <text:span text:style-name="T15">Qt</text:span> from <text:a xlink:type="simple" xlink:href="https://www.qt.io/download/" text:style-name="Internet_20_link" text:visited-style-name="Visited_20_Internet_20_Link"><text:span text:style-name="T11">https://www.qt.io/download</text:span></text:a>.</text:p>
        </text:list-item>
        <text:list-item>
          <text:p text:style-name="P13">YAZ 4.2.x, or higher, must be installed. Please download the software from <text:a xlink:type="simple" xlink:href="http://www.indexdata.com/yaz" text:style-name="Internet_20_link" text:visited-style-name="Visited_20_Internet_20_Link">http://www.indexdata.com/yaz</text:a><text:a xlink:type="simple" xlink:href="http://www.sqlite.org/download.html" text:style-name="Internet_20_link" text:visited-style-name="Visited_20_Internet_20_Link">.</text:a></text:p>
        </text:list-item>
        <text:list-item>
          <text:p text:style-name="P13">If you intend to use PostgreSQL, the PostgreSQL database package must be installed. Please <text:soft-page-break/>download the software from <text:a xlink:type="simple" xlink:href="http://www.postgresql.org/download" text:style-name="Internet_20_link" text:visited-style-name="Visited_20_Internet_20_Link">http</text:a><text:a xlink:type="simple" xlink:href="http://www.postgresql.org/download" text:style-name="Internet_20_link" text:visited-style-name="Visited_20_Internet_20_Link"><text:span text:style-name="T12">s</text:span></text:a><text:a xlink:type="simple" xlink:href="http://www.postgresql.org/download" text:style-name="Internet_20_link" text:visited-style-name="Visited_20_Internet_20_Link">://www.postgresql.org/download</text:a>.</text:p>
        </text:list-item>
        <text:list-item>
          <text:p text:style-name="P13">If you intend to use SQLite, the SQLite package must be installed. Please download the software from <text:a xlink:type="simple" xlink:href="http://www.sqlite.org/download.html" text:style-name="Internet_20_link" text:visited-style-name="Visited_20_Internet_20_Link">http</text:a><text:a xlink:type="simple" xlink:href="http://www.sqlite.org/download.html" text:style-name="Internet_20_link" text:visited-style-name="Visited_20_Internet_20_Link"><text:span text:style-name="T12">s</text:span></text:a><text:a xlink:type="simple" xlink:href="http://www.sqlite.org/download.html" text:style-name="Internet_20_link" text:visited-style-name="Visited_20_Internet_20_Link">://www.sqlite.org/download.html</text:a>.</text:p>
        </text:list-item>
        <text:list-item>
          <text:p text:style-name="P13">After the required dependencies have been fulfilled and your environment is properly configured for Qt, build BiblioteQ via qmake -o Makefile biblioteq.pro &amp;&amp; make. <text:span text:style-name="T15">Some systems provide gmake, qmake-qt5, </text:span><text:span text:style-name="T20">etc.</text:span></text:p>
        </text:list-item>
      </text:list>
      <text:p text:style-name="P7"/>
      <text:p text:style-name="P7"><text:tab/><text:span text:style-name="T1">2.3 Windows Installation</text:span></text:p>
      <text:p text:style-name="P7"/>
      <text:p text:style-name="P7"><text:tab/>Windows users are urged to download the appropriate <text:span text:style-name="T9">bundle</text:span>. <text:span text:style-name="T9">The bundle contains BiblioteQ.exe as well as an assortment of dependencies.</text:span></text:p>
      <text:p text:style-name="P7"/>
      <text:p text:style-name="P5">3. Configuring BiblioteQ</text:p>
      <text:p text:style-name="P7"/>
      <text:p text:style-name="P7"><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7"/>
      <text:p text:style-name="P5">4. Removing BiblioteQ</text:p>
      <text:p text:style-name="P7"/>
      <text:p text:style-name="P5"><text:tab/>4.1 OS X</text:p>
      <text:p text:style-name="P7"/>
      <text:p text:style-name="P7"><text:tab/><text:span text:style-name="T6">R</text:span>emove the /Applications/BiblioteQ.d directory. You may also wish to remove <text:span text:style-name="T6">the </text:span>configuration <text:span text:style-name="T7">directory</text:span> <text:span text:style-name="T5">(~/.biblioteq</text:span>).</text:p>
      <text:p text:style-name="P7"/>
      <text:p text:style-name="P7"><text:tab/><text:span text:style-name="T1">4.2 Unix</text:span></text:p>
      <text:p text:style-name="P7"/>
      <text:p text:style-name="P7"><text:tab/><text:span text:style-name="T6">R</text:span>emove the /usr/local/biblioteq directory. You may also <text:span text:style-name="T6">wish to remove the configuration directory </text:span>(<text:span text:style-name="T5">~/.biblioteq</text:span>).</text:p>
      <text:p text:style-name="P7"/>
      <text:p text:style-name="P7"><text:tab/><text:span text:style-name="T1">4.3 Windows</text:span></text:p>
      <text:p text:style-name="P7"/>
      <text:p text:style-name="P7"><text:tab/><text:span text:style-name="T6">Remove the BiblioteQ folder.</text:span></text:p>
      <text:p text:style-name="P7"/>
      <text:p text:style-name="P6">5. PostgreSQL Database <text:span text:style-name="T16">Preparation</text:span></text:p>
      <text:p text:style-name="P8"/>
      <text:p text:style-name="P8"><text:tab/><text:span text:style-name="T18">The pg_hba.conf and postgresql.conf files must be modified. The location of these files varies. Please restart the database service after modifying the files.</text:span></text:p>
      <text:p text:style-name="P8"/>
      <text:p text:style-name="P8"><text:tab/><text:span text:style-name="T18">Example pg_hba.conf:</text:span></text:p>
      <text:p text:style-name="P8"/>
      <text:p text:style-name="P9"><text:tab/>host<text:tab/> xbook_db<text:tab/> all<text:tab/><text:tab/> 192.168.178.0/24<text:tab/> md5</text:p>
      <text:p text:style-name="P9"><text:tab/>hostssl<text:tab/> xbook_db<text:tab/> all<text:tab/><text:tab/> 192.168.178.0/24<text:tab/> md5</text:p>
      <text:p text:style-name="P9"/>
      <text:p text:style-name="P9"><text:tab/>Example postgresql.conf:</text:p>
      <text:p text:style-name="P9"/>
      <text:p text:style-name="P9"><text:tab/>listen_addresses = '192.168.178.1, localhost'</text:p>
      <text:p text:style-name="P8"/>
      <text:p text:style-name="P6"><text:span text:style-name="T16">6</text:span>. PostgreSQL Database Removal</text:p>
      <text:p text:style-name="P7"><text:soft-page-break/></text:p>
      <text:p text:style-name="P7"><text:tab/>The script postgresql_destroy_schema.sql may be used to remove the original database xbook_db and other objects created by the postgresql_create_schema.sql script.</text:p>
      <text:p text:style-name="P7"/>
      <text:p text:style-name="P5"><text:span text:style-name="T16"><text:tab/>6</text:span>.1 OS X and Unix</text:p>
      <text:p text:style-name="P5"/>
      <text:p text:style-name="P5"><text:tab/><text:span text:style-name="T2">The dropdb command may be used to remove a PostgreSQL database. The dropuser command may be used to remove PostgreSQL users. If available, pgAdmin may also be used.</text:span></text:p>
      <text:p text:style-name="P7"/>
      <text:p text:style-name="P5"><text:span text:style-name="T2"><text:tab/></text:span><text:span text:style-name="T16">6</text:span>.2 Windows</text:p>
      <text:p text:style-name="P7"/>
      <text:p text:style-name="P7"><text:tab/>Please use pgAdmin.</text:p>
      <text:p text:style-name="P7"/>
      <text:p text:style-name="P5"><text:span text:style-name="T16">7</text:span>. SQLite Database Removal</text:p>
      <text:p text:style-name="P7"/>
      <text:p text:style-name="P5"><text:tab/><text:span text:style-name="T2">Delete the desired SQLite database file(s).</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Alexis Megas</meta:initial-creator>
    <meta:creation-date>2009-01-24T10:30:40</meta:creation-date>
    <dc:date>2021-02-25T22:01:22.898034216</dc:date>
    <meta:editing-cycles>236</meta:editing-cycles>
    <meta:editing-duration>P1DT8H9M45S</meta:editing-duration>
    <meta:document-statistic meta:table-count="0" meta:image-count="0" meta:object-count="0" meta:page-count="3" meta:paragraph-count="49" meta:word-count="581" meta:character-count="4250" meta:non-whitespace-character-count="3688"/>
    <meta:user-defined meta:name="Info 1"/>
    <meta:user-defined meta:name="Info 2"/>
    <meta:user-defined meta:name="Info 3"/>
    <meta:user-defined meta:name="Info 4"/>
  </office:meta>
</office:document-meta>
</file>